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c38c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c480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cf2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e27c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05c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4ee3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000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076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1af3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1bb9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1cfa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206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20f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243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26e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2bea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2bf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officeooo:paragraph-rsid="452e07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1b93b9" officeooo:paragraph-rsid="451b93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1b93b9" officeooo:paragraph-rsid="452bea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officeooo:rsid="44ab590c"/>
    </style:style>
    <style:style style:name="T4" style:family="text">
      <style:text-properties style:font-name="標楷體1" style:font-name-asian="標楷體1"/>
    </style:style>
    <style:style style:name="T5" style:family="text">
      <style:text-properties officeooo:rsid="44c90905"/>
    </style:style>
    <style:style style:name="T6" style:family="text">
      <style:text-properties officeooo:rsid="44c90905" style:font-name-asian="Arial1"/>
    </style:style>
    <style:style style:name="T7" style:family="text">
      <style:text-properties officeooo:rsid="4519b729"/>
    </style:style>
    <style:style style:name="T8" style:family="text">
      <style:text-properties style:font-name="標楷體1" style:font-name-asian="標楷體1"/>
    </style:style>
    <style:style style:name="T9" style:family="text">
      <style:text-properties style:font-name="標楷體1" officeooo:rsid="4519b729" style:font-name-asian="標楷體1"/>
    </style:style>
    <style:style style:name="T10" style:family="text">
      <style:text-properties style:font-name="標楷體1" officeooo:rsid="2f7a955a" style:font-name-asian="標楷體1"/>
    </style:style>
    <style:style style:name="T11" style:family="text">
      <style:text-properties style:font-name="標楷體1" officeooo:rsid="451ea92d" style:font-name-asian="標楷體1"/>
    </style:style>
    <style:style style:name="T12" style:family="text">
      <style:text-properties style:font-name="標楷體1" officeooo:rsid="45206039" style:font-name-asian="標楷體1"/>
    </style:style>
    <style:style style:name="T13" style:family="text">
      <style:text-properties style:font-name="標楷體1" officeooo:rsid="45243c05" style:font-name-asian="標楷體1"/>
    </style:style>
    <style:style style:name="T14" style:family="text">
      <style:text-properties style:font-name="標楷體1" officeooo:rsid="451d6b94"/>
    </style:style>
    <style:style style:name="T15" style:family="text">
      <style:text-properties style:font-name="標楷體1" officeooo:rsid="451ea92d"/>
    </style:style>
    <style:style style:name="T16" style:family="text">
      <style:text-properties style:font-name="標楷體1" officeooo:rsid="451ea92d" style:font-name-asian="Liberation Serif" style:font-name-complex="Liberation Serif"/>
    </style:style>
    <style:style style:name="T17" style:family="text">
      <style:text-properties style:font-name="標楷體1" officeooo:rsid="45243c05" style:font-name-asian="Liberation Serif" style:font-name-complex="Liberation Serif"/>
    </style:style>
    <style:style style:name="T18" style:family="text">
      <style:text-properties officeooo:rsid="2f7a955a"/>
    </style:style>
    <style:style style:name="T19" style:family="text">
      <style:text-properties officeooo:rsid="2f7a955a" style:font-name-asian="Arial1"/>
    </style:style>
    <style:style style:name="T20" style:family="text">
      <style:text-properties officeooo:rsid="461d39ec"/>
    </style:style>
    <style:style style:name="T21" style:family="text">
      <style:text-properties style:text-underline-style="solid" style:text-underline-width="auto" style:text-underline-color="font-color" officeooo:rsid="362b5268"/>
    </style:style>
    <style:style style:name="T22" style:family="text">
      <style:text-properties style:text-underline-style="solid" style:text-underline-width="auto" style:text-underline-color="font-color" officeooo:rsid="4c43b58b"/>
    </style:style>
    <style:style style:name="T23" style:family="text">
      <style:text-properties officeooo:rsid="4c43b58b"/>
    </style:style>
    <style:style style:name="T24" style:family="text">
      <style:text-properties officeooo:rsid="45206039"/>
    </style:style>
    <style:style style:name="T25" style:family="text">
      <style:text-properties officeooo:rsid="45243c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78908191" text:style-name="L1">
        <text:list-item>
          <text:p text:style-name="P1"><text:bookmark-start text:name="善良"/>善良<text:bookmark-end text:name="善良"/></text:p>
          <text:list>
            <text:list-item>
              <text:p text:style-name="P5">善良 是 優良的 好。</text:p>
              <text:list>
                <text:list-item>
                  <text:p text:style-name="P5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5">滿足 不是 過少、過多 滿足。</text:p>
                    </text:list-item>
                    <text:list-item>
                      <text:p text:style-name="P5">滿足 是 些許、適當 滿足。</text:p>
                      <text:list>
                        <text:list-item>
                          <text:p text:style-name="P5">些許、適當 是 某一特定範圍。</text:p>
                        </text:list-item>
                      </text:list>
                    </text:list-item>
                    <text:list-item>
                      <text:p text:style-name="P5">明顯例子，假定，第一個個體 在 沙漠 口渴、脫水。</text:p>
                      <text:list>
                        <text:list-item>
                          <text:p text:style-name="P5">假定，第二個個體 提供 水，給 第一個個體。</text:p>
                          <text:list>
                            <text:list-item>
                              <text:p text:style-name="P5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 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些許的）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  <text:list-item>
                              <text:p text:style-name="P5">明顯例子，該幫助 讓 第一個個體（稍微）解渴、更遠離休克風險。</text:p>
                            </text:list-item>
                            <text:list-item>
                              <text:p text:style-name="P5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過少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更口渴、更接近休克風險。</text:p>
                            </text:list-item>
                            <text:list-item>
                              <text:p text:style-name="P5">（過少的）喝水 的 明顯例子，只讓 第一個個體 喝 一滴水。</text:p>
                              <text:list>
                                <text:list-item>
                                  <text:p text:style-name="P5">些許、過少 不是，以 數量、容量、多少 來 劃分、區分。</text:p>
                                </text:list-item>
                                <text:list-item>
                                  <text:p text:style-name="P5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 幫助 第一個個體（過量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5">假定，第二個個體 提供 海水，給 第一個個體。</text:p>
                          <text:list>
                            <text:list-item>
                              <text:p text:style-name="P5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5">明顯例子，假定，第一個人類個體 口渴。</text:p>
                      <text:list>
                        <text:list-item>
                          <text:p text:style-name="P5">假定，第二個人類個體 提供（飲用）水 給 第一個個體。</text:p>
                          <text:list>
                            <text:list-item>
                              <text:p text:style-name="P5">第二個個體 是 善良的 個體。</text:p>
                            </text:list-item>
                            <text:list-item>
                              <text:p text:style-name="P5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5">假定，第一個個體 喝下 該水。</text:p>
                          <text:list>
                            <text:list-item>
                              <text:p text:style-name="P5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  <text:list>
                            <text:list-item>
                              <text:p text:style-name="P5">第一個個體 有機率認定。</text:p>
                              <text:list>
                                <text:list-item>
                                  <text:p text:style-name="P5">第三個個體 是 善良的 個體。</text:p>
                                </text:list-item>
                                <text:list-item>
                                  <text:p text:style-name="P5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5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5">假定，第二個個體（的 本能、傳承）有 意識。</text:p>
                          <text:list>
                            <text:list-item>
                              <text:p text:style-name="P5">假定，第二個個體 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是 幫助 第一個個體的 媒介、工具。</text:p>
                                    </text:list-item>
                                    <text:list-item>
                                      <text:p text:style-name="P5">第三個個體 是 善良的 個體。</text:p>
                                    </text:list-item>
                                    <text:list-item>
                                      <text:p text:style-name="P5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5">假定，第二個個體 不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在 攻擊、傷害（第二個個體）自己。</text:p>
                                    </text:list-item>
                                    <text:list-item>
                                      <text:p text:style-name="P5">第三個個體 是 不善良的 個體。</text:p>
                                    </text:list-item>
                                    <text:list-item>
                                      <text:p text:style-name="P5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（仍然）認定，第二個個體、第三個個體 是 善良的 個體。</text:p>
                                </text:list-item>
                                <text:list-item>
                                  <text:p text:style-name="P5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（的 本能、傳承）沒有 意識。</text:p>
                          <text:list>
                            <text:list-item>
                              <text:p text:style-name="P5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</text:list-item>
                        <text:list-item>
                          <text:p text:style-name="P5">第一個個體 有機率 不知道、沒有意識到，（第一個個體）自己 需要 第二個個體。</text:p>
                        </text:list-item>
                        <text:list-item>
                          <text:p text:style-name="P5">第二個個體 有機率 不知道、沒有意識到，第一個個體 需要 第二個個體。</text:p>
                        </text:list-item>
                        <text:list-item>
                          <text:p text:style-name="P5">第三個個體 有機率 不知道、沒有意識到，第一個個體 需要 第二個個體。</text:p>
                        </text:list-item>
                        <text:list-item>
                          <text:p text:style-name="P5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5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5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5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5">明顯例子，假定，母牛 在 睡覺。</text:p>
                          <text:list>
                            <text:list-item>
                              <text:p text:style-name="P5">假定，小牛，肚子餓 →<text:span text:style-name="T3"> 喝奶</text:span>。</text:p>
                            </text:list-item>
                            <text:list-item>
                              <text:p text:style-name="P5">母牛 有機率不知道，自己 需要提供 奶水。</text:p>
                            </text:list-item>
                            <text:list-item>
                              <text:p text:style-name="P5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5">明顯例子，假定，人類 在 睡覺。</text:p>
                          <text:list>
                            <text:list-item>
                              <text:p text:style-name="P5">假定，人類 在（睡覺期間 被 護理師）吊點滴。</text:p>
                            </text:list-item>
                            <text:list-item>
                              <text:p text:style-name="P5">人類 有機率不知道，自己 需要接收 點滴。</text:p>
                            </text:list-item>
                            <text:list-item>
                              <text:p text:style-name="P5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善良 是 提醒 需要。</text:p>
                  <text:list>
                    <text:list-item>
                      <text:p text:style-name="P6">提醒 不是 當謎語人、模糊不清、似是而非 的 提醒。</text:p>
                    </text:list-item>
                    <text:list-item>
                      <text:p text:style-name="P6">提醒 不是 讓 被提醒的個體 懵懵懂懂、認知錯誤。</text:p>
                      <text:list>
                        <text:list-item>
                          <text:p text:style-name="P6">明顯例子，一知半解 比 什麼都不知道 更糟糕。</text:p>
                        </text:list-item>
                        <text:list-item>
                          <text:p text:style-name="P6">明顯例子，假定，某一特定個體<text:span text:style-name="T4">(自己)</text:span>想到、推理出 某一特定 想法、信念、世界觀。</text:p>
                          <text:list>
                            <text:list-item>
                              <text:p text:style-name="P6">該個體 越是 艱難、花費大量時間 想到、推理出 該想法、該信念、該世界觀。</text:p>
                            </text:list-item>
                            <text:list-item>
                              <text:p text:style-name="P6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提醒 是 讓 被提醒的個體（明確）（大致、細緻）知道、瞭解 需要、如何填補需要。</text:p>
                      <text:list>
                        <text:list-item>
                          <text:p text:style-name="P8">提醒 是 讓 被提醒的個體（明確）（大致、細緻）知道、瞭解（自己、其他個體）。</text:p>
                        </text:list-item>
                        <text:list-item>
                          <text:p text:style-name="P2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  <text:list>
                            <text:list-item>
                              <text:p text:style-name="P9">善良 是 讓（需要）被提醒的 個體（明確）（大致、細緻）知道、瞭解 需要。</text:p>
                            </text:list-item>
                          </text:list>
                        </text:list-item>
                        <text:list-item>
                          <text:p text:style-name="P3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10">善良 是 讓（需要）被提醒的 個體（明確）（大致、細緻）知道、瞭解 被需要。</text:p>
                            </text:list-item>
                            <text:list-item>
                              <text:p text:style-name="P6">假定，該被需要的個體 知道、瞭解 之後，會感到 正面、快樂、幸福。</text:p>
                              <text:list>
                                <text:list-item>
                                  <text:p text:style-name="P11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2">假定，該被需要的個體 知道、瞭解 之後，不會感到 正面、快樂、幸福。</text:p>
                              <text:list>
                                <text:list-item>
                                  <text:p text:style-name="P12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善良<text:span text:style-name="T1">的傳承</text:span> 是 傳承<text:span text:style-name="T1"> 如何填補需要、如何</text:span>滿足<text:span text:style-name="T1">需要</text:span>。</text:p>
                  <text:list>
                    <text:list-item>
                      <text:p text:style-name="P5">明顯例子，假定，小孩 睡著、口渴。</text:p>
                      <text:list>
                        <text:list-item>
                          <text:p text:style-name="P13">小孩 有機率不知道 自己要 喝水。</text:p>
                        </text:list-item>
                        <text:list-item>
                          <text:p text:style-name="P13">其他個體 有機率 叫醒、提醒，該小孩 要 喝水。</text:p>
                        </text:list-item>
                        <text:list-item>
                          <text:p text:style-name="P13">其他個體 有機率傳承，該小孩 使用雙手拿杯子 喝水。</text:p>
                          <text:list>
                            <text:list-item>
                              <text:p text:style-name="P5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假定，小孩 睡著、口渴。</text:p>
                      <text:list>
                        <text:list-item>
                          <text:p text:style-name="P14">小孩 有機率不知道 自己要 喝水。</text:p>
                        </text:list-item>
                        <text:list-item>
                          <text:p text:style-name="P14">假定，其他個體 知道，小孩 口渴、要喝水。</text:p>
                        </text:list-item>
                        <text:list-item>
                          <text:p text:style-name="P14">假定，其他個體 沒有叫醒、沒有提醒，該小孩 要 喝水。</text:p>
                          <text:list>
                            <text:list-item>
                              <text:p text:style-name="P14">其他個體 有機率 不善良。</text:p>
                            </text:list-item>
                          </text:list>
                        </text:list-item>
                        <text:list-item>
                          <text:p text:style-name="P14">假定，其他個體 沒有傳承，該小孩 使用雙手拿杯子 喝水。</text:p>
                          <text:list>
                            <text:list-item>
                              <text:p text:style-name="P14">其他個體 有機率 不善良。</text:p>
                            </text:list-item>
                          </text:list>
                        </text:list-item>
                        <text:list-item>
                          <text:p text:style-name="P14">假定，其他個體 不讓 該小孩 喝水。</text:p>
                          <text:list>
                            <text:list-item>
                              <text:p text:style-name="P5">其他個體 有機率 不善良。</text:p>
                            </text:list-item>
                            <text:list-item>
                              <text:p text:style-name="P5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發展"/>發展<text:bookmark-end text:name="發展"/></text:p>
          <text:list>
            <text:list-item>
              <text:p text:style-name="P15">明顯例子，某一特定個體 拿著 手電筒 走 迷宮。</text:p>
              <text:list>
                <text:list-item>
                  <text:p text:style-name="P15">手電筒 照亮的 區域 <text:span text:style-name="T6">↔</text:span><text:span text:style-name="T5"> 可預見的、有機率發現的 未知</text:span>。</text:p>
                </text:list-item>
                <text:list-item>
                  <text:p text:style-name="P15">手電筒 沒有照亮的 區域 <text:span text:style-name="T6">↔</text:span><text:span text:style-name="T5"> 不可預見的、有機率發現的 未知</text:span>。</text:p>
                </text:list-item>
                <text:list-item>
                  <text:p text:style-name="P16">已知、未知。</text:p>
                  <text:list>
                    <text:list-item>
                      <text:p text:style-name="P16">該個體 記憶中（看過）的景象和區域 <text:span text:style-name="T6">↔</text:span><text:span text:style-name="T5"> 已知。</text:span></text:p>
                      <text:list>
                        <text:list-item>
                          <text:p text:style-name="P17">該個體 記憶中（看過）（瞭解）的景象和區域 <text:span text:style-name="T6">↔</text:span><text:span text:style-name="T5"> 已知的已知。</text:span></text:p>
                        </text:list-item>
                        <text:list-item>
                          <text:p text:style-name="P17">該個體 記憶中（看過）（不瞭解、還沒瞭解）的景象和區域 <text:span text:style-name="T6">↔</text:span><text:span text:style-name="T5"> 已知的未知</text:span>。</text:p>
                        </text:list-item>
                      </text:list>
                    </text:list-item>
                    <text:list-item>
                      <text:p text:style-name="P18">該個體 記憶中（沒有看過）的景象和區域 <text:span text:style-name="T6">↔</text:span><text:span text:style-name="T5"> 已知的未知</text:span>。</text:p>
                    </text:list-item>
                    <text:list-item>
                      <text:p text:style-name="P18">該個體 遺忘（看過）的景象和區域 <text:span text:style-name="T6">↔</text:span><text:span text:style-name="T5"> 未知的已知。</text:span></text:p>
                    </text:list-item>
                    <text:list-item>
                      <text:p text:style-name="P19">該個體 沒有經過（看過）的景象和區域 <text:span text:style-name="T6">↔</text:span><text:span text:style-name="T5"> 未知的未知。</text:span></text:p>
                    </text:list-item>
                  </text:list>
                </text:list-item>
                <text:list-item>
                  <text:p text:style-name="P20">有些區域。</text:p>
                  <text:list>
                    <text:list-item>
                      <text:p text:style-name="P19">有些區域 照亮的到。</text:p>
                    </text:list-item>
                    <text:list-item>
                      <text:p text:style-name="P19">有些區域 靠近、接近（才）照亮的到。</text:p>
                    </text:list-item>
                    <text:list-item>
                      <text:p text:style-name="P19">有些區域 靠近、接近（仍然）照亮不到。</text:p>
                    </text:list-item>
                  </text:list>
                </text:list-item>
                <text:list-item>
                  <text:p text:style-name="P19">手電筒。</text:p>
                  <text:list>
                    <text:list-item>
                      <text:p text:style-name="P19">手電筒 有機率 發出白光、亮度變高、亮度變低、變成發出灰光、閃爍、沒電。</text:p>
                    </text:list-item>
                  </text:list>
                </text:list-item>
                <text:list-item>
                  <text:p text:style-name="P19">該個體。</text:p>
                  <text:list>
                    <text:list-item>
                      <text:p text:style-name="P19">該個體 有機率 打開手電筒、關掉手電筒。</text:p>
                    </text:list-item>
                    <text:list-item>
                      <text:p text:style-name="P19">該個體 有機率 打開眼睛、瞇上眼睛、閉上眼睛、有正常視覺、有色盲、有近視、有遠視。</text:p>
                    </text:list-item>
                    <text:list-item>
                      <text:p text:style-name="P19">該個體 有機率 改拿探照燈、在迷宮架設日光燈、使用工具大範圍照亮和掃描整個迷宮。</text:p>
                    </text:list-item>
                    <text:list-item>
                      <text:p text:style-name="P19">該個體 有機率 打穿、填補、改造 迷宮。</text:p>
                    </text:list-item>
                    <text:list-item>
                      <text:p text:style-name="P19">該個體 有機率 設計、製造、使用 迷宮。</text:p>
                    </text:list-item>
                  </text:list>
                </text:list-item>
              </text:list>
            </text:list-item>
            <text:list-item>
              <text:p text:style-name="P5">明顯例子，在 夜晚的 大海，某一特定個體 拿著 手電筒 坐船。</text:p>
            </text:list-item>
          </text:list>
        </text:list-item>
        <text:list-item>
          <text:p text:style-name="P5"><text:bookmark-start text:name="字詞"/>字詞<text:bookmark-end text:name="字詞"/></text:p>
          <text:list>
            <text:list-item>
              <text:p text:style-name="P21">明顯例子，<text:span text:style-name="T18">行星 會繞著 恆星 轉</text:span>。</text:p>
              <text:list>
                <text:list-item>
                  <text:p text:style-name="P21"><text:span text:style-name="T18">句子 </text:span><text:span text:style-name="T19">↔</text:span><text:span text:style-name="T18"> 行星會繞著恆星轉</text:span>。</text:p>
                </text:list-item>
                <text:list-item>
                  <text:p text:style-name="P22">字詞<text:span text:style-name="T18"> </text:span><text:span text:style-name="T19">↔</text:span><text:span text:style-name="T18"> 行、星、會、繞、著、恆、星、轉、行星、會繞、繞著、恆星</text:span>。</text:p>
                </text:list-item>
                <text:list-item>
                  <text:p text:style-name="P23"><text:span text:style-name="T20">修改增減化</text:span>，<text:span text:style-name="T18">行星 繞 恆星 轉</text:span>。</text:p>
                  <text:list>
                    <text:list-item>
                      <text:p text:style-name="P33">（<text:span text:style-name="T20">修改增減化 的 相關描述在 </text:span><text:span text:style-name="T22">世界學</text:span><text:span text:style-name="T23"> 文件群的 </text:span><text:span text:style-name="T21">哲學</text:span><text:span text:style-name="T23">）</text:span></text:p>
                    </text:list-item>
                  </text:list>
                </text:list-item>
                <text:list-item>
                  <text:p text:style-name="P30"><text:span text:style-name="T20">修改增減化、排列組合化</text:span>，<text:span text:style-name="T18">恆星 轉 行星</text:span>。</text:p>
                  <text:list>
                    <text:list-item>
                      <text:p text:style-name="P34">（<text:span text:style-name="T20">排列組合化 的 相關描述在 </text:span><text:span text:style-name="T22">世界學</text:span><text:span text:style-name="T23"> 文件群的 </text:span><text:span text:style-name="T21">哲學</text:span><text:span text:style-name="T23">）</text:span></text:p>
                    </text:list-item>
                  </text:list>
                </text:list-item>
                <text:list-item>
                  <text:p text:style-name="P31"><text:span text:style-name="T20">修改增減化</text:span>，<text:span text:style-name="T18">星 轉 星</text:span>。</text:p>
                </text:list-item>
              </text:list>
            </text:list-item>
            <text:list-item>
              <text:p text:style-name="P25">明顯例子，假定，某一特定字詞 <text:span text:style-name="T18">擁</text:span>有<text:span text:style-name="T4"> </text:span><text:span text:style-name="T9">a</text:span><text:span text:style-name="T7">種意義</text:span>。</text:p>
              <text:list>
                <text:list-item>
                  <text:p text:style-name="P24">假定，某一特定<text:span text:style-name="T18">句子 擁有（</text:span><text:span text:style-name="T10">1個</text:span><text:span text:style-name="T18">、出現</text:span><text:span text:style-name="T14">1次</text:span><text:span text:style-name="T18">）該</text:span>字詞。</text:p>
                </text:list-item>
                <text:list-item>
                  <text:p text:style-name="P25">假定，在 <text:span text:style-name="T18">該句子 裡面</text:span>，<text:span text:style-name="T18">該</text:span>字詞 <text:span text:style-name="T18">擁</text:span>有<text:span text:style-name="T4"> </text:span><text:span text:style-name="T11">b</text:span><text:span text:style-name="T7">種意義</text:span>。</text:p>
                  <text:list>
                    <text:list-item>
                      <text:p text:style-name="P25"><text:span text:style-name="T15">a </text:span><text:span text:style-name="T16">≥ </text:span><text:span text:style-name="T15">b</text:span>。</text:p>
                    </text:list-item>
                  </text:list>
                </text:list-item>
                <text:list-item>
                  <text:p text:style-name="P26">假定，<text:span text:style-name="T18">該句子 排列組合化</text:span>。</text:p>
                  <text:list>
                    <text:list-item>
                      <text:p text:style-name="P26">在（<text:span text:style-name="T18">排列組合化 之後的</text:span>）<text:span text:style-name="T24">該句子 裡面</text:span>，<text:span text:style-name="T18">該</text:span>字詞 <text:span text:style-name="T18">擁</text:span>有<text:span text:style-name="T4"> </text:span><text:span text:style-name="T12">c</text:span><text:span text:style-name="T7">種意義</text:span>。</text:p>
                    </text:list-item>
                    <text:list-item>
                      <text:p text:style-name="P26"><text:span text:style-name="T15">a </text:span><text:span text:style-name="T16">≥ </text:span><text:span text:style-name="T15">b、</text:span><text:span text:style-name="T12">c</text:span>。</text:p>
                      <text:list>
                        <text:list-item>
                          <text:p text:style-name="P27"><text:span text:style-name="T15">b</text:span><text:span text:style-name="T11"> 有機率不等於 </text:span><text:span text:style-name="T12">c</text:span>。</text:p>
                        </text:list-item>
                        <text:list-item>
                          <text:p text:style-name="P29"><text:span text:style-name="T4">第</text:span><text:span text:style-name="T13">i</text:span><text:span text:style-name="T7">種</text:span><text:span text:style-name="T13">意義</text:span><text:span text:style-name="T25"> </text:span><text:span text:style-name="T11">有機率不等於 第j</text:span><text:span text:style-name="T7">種意義</text:span>。</text:p>
                          <text:list>
                            <text:list-item>
                              <text:p text:style-name="P28"><text:span text:style-name="T15">b </text:span><text:span text:style-name="T16">≥ </text:span><text:span text:style-name="T13">i</text:span><text:span text:style-name="T15"> </text:span><text:span text:style-name="T16">≥ </text:span><text:span text:style-name="T17">0</text:span>。</text:p>
                            </text:list-item>
                            <text:list-item>
                              <text:p text:style-name="P28"><text:span text:style-name="T12">c</text:span><text:span text:style-name="T15"> </text:span><text:span text:style-name="T16">≥ </text:span><text:span text:style-name="T11">j</text:span><text:span text:style-name="T15"> </text:span><text:span text:style-name="T16">≥ </text:span><text:span text:style-name="T17">0</text:span>。</text:p>
                            </text:list-item>
                            <text:list-item>
                              <text:p text:style-name="P29"><text:span text:style-name="T4">第</text:span><text:span text:style-name="T13">i</text:span><text:span text:style-name="T7">種</text:span><text:span text:style-name="T13">意義</text:span><text:span text:style-name="T25"> </text:span><text:span text:style-name="T11">有機率不在 </text:span><text:span text:style-name="T12">c</text:span><text:span text:style-name="T7">種意義 裡面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21:37:31.686000000</dc:date>
    <meta:editing-duration>P17DT19H44M12S</meta:editing-duration>
    <meta:editing-cycles>16386</meta:editing-cycles>
    <meta:document-statistic meta:table-count="0" meta:image-count="0" meta:object-count="0" meta:page-count="1" meta:paragraph-count="151" meta:word-count="3282" meta:character-count="3873" meta:non-whitespace-character-count="3433"/>
  </office:meta>
</office:document-meta>
</file>